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9.89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147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ta2" style:family="table" style:master-page-name="PageStyle_5f_Sayfa1">
      <style:table-properties table:display="true" style:writing-mode="lr-tb"/>
    </style:style>
    <style:style style:name="ta3" style:family="table" style:master-page-name="PageStyle_5f_zbe-dekont2302-2020-202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6">
      <style:table-cell-properties fo:background-color="#bbe33d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bbe33d" fo:padding="0.071cm"/>
    </style:style>
    <style:style style:name="ce15" style:family="table-cell" style:parent-style-name="Default">
      <style:table-cell-properties fo:background-color="#ffbf00" fo:padding="0.071cm"/>
    </style:style>
    <style:style style:name="ce1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57" style:family="table-cell" style:parent-style-name="Default" style:data-style-name="N36">
      <style:table-cell-properties fo:background-color="transparent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36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63" style:family="table-cell" style:parent-style-name="Default" style:data-style-name="N36">
      <style:table-cell-properties fo:background-color="transparent" fo:border="none" style:rotation-align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147" style:family="table-cell" style:parent-style-name="Default" style:data-style-name="N36">
      <style:table-cell-properties fo:background-color="transparent" fo:border="none" style:rotation-align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4" style:family="table-cell" style:parent-style-name="Default" style:data-style-name="N100">
      <style:table-cell-properties fo:background-color="#bbe33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b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53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ffbf0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2" style:family="table-cell" style:parent-style-name="Default">
      <style:table-cell-properties fo:background-color="#bbe33d" style:rotation-align="none"/>
    </style:style>
    <style:style style:name="ce184" style:family="table-cell" style:parent-style-name="Default" style:data-style-name="N153">
      <style:table-cell-properties fo:padding="0.071cm"/>
    </style:style>
    <style:style style:name="ce185" style:family="table-cell" style:parent-style-name="Default" style:data-style-name="N3">
      <style:table-cell-properties fo:background-color="#bbe33d" fo:padding="0.071cm"/>
    </style:style>
    <style:style style:name="ce186" style:family="table-cell" style:parent-style-name="Default" style:data-style-name="N153">
      <style:table-cell-properties fo:background-color="#bbe33d" fo:padding="0.071cm"/>
    </style:style>
    <style:style style:name="ce187" style:family="table-cell" style:parent-style-name="Default" style:data-style-name="N3">
      <style:table-cell-properties fo:padding="0.071cm"/>
    </style:style>
    <style:style style:name="ce188" style:family="table-cell" style:parent-style-name="Default" style:data-style-name="N3">
      <style:table-cell-properties fo:background-color="#ffbf00" fo:padding="0.071cm"/>
    </style:style>
    <style:style style:name="ce189" style:family="table-cell" style:parent-style-name="Default">
      <style:table-cell-properties fo:background-color="#ffbf00" style:rotation-align="none"/>
      <style:text-properties style:use-window-font-color="true"/>
    </style:style>
    <style:style style:name="ce190" style:family="table-cell" style:parent-style-name="Default" style:data-style-name="N153">
      <style:table-cell-properties fo:background-color="#ffbf00" fo:padding="0.071cm"/>
    </style:style>
    <style:style style:name="ce191" style:family="table-cell" style:parent-style-name="Default" style:data-style-name="N153">
      <style:table-cell-properties fo:padding="0.071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53">
      <style:table-cell-properties fo:background-color="#ffd7d7"/>
    </style:style>
    <style:style style:name="ce171" style:family="table-cell" style:parent-style-name="Default" style:data-style-name="N153">
      <style:table-cell-properties fo:background-color="#ffff00"/>
    </style:style>
    <style:style style:name="ce172" style:family="table-cell" style:parent-style-name="Default" style:data-style-name="N153">
      <style:table-cell-properties fo:background-color="#f7d1d5"/>
    </style:style>
    <style:style style:name="ce180" style:family="table-cell" style:parent-style-name="Default" style:data-style-name="N153"/>
    <style:style style:name="ce174" style:family="table-cell" style:parent-style-name="Default" style:data-style-name="N3"/>
    <style:style style:name="ce175" style:family="table-cell" style:parent-style-name="Default" style:data-style-name="N153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249" style:family="table-cell" style:parent-style-name="Default">
      <style:table-cell-properties fo:background-color="transparent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255" style:family="table-cell" style:parent-style-name="Default">
      <style:table-cell-properties fo:background-color="transparent" fo:border="none" style:rotation-align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53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258" style:family="table-cell" style:parent-style-name="Default" style:data-style-name="N153">
      <style:table-cell-properties fo:background-color="transparent" fo:border="none"/>
      <style:text-properties style:use-window-font-color="true"/>
    </style:style>
    <style:style style:name="ce108" style:family="table-cell" style:parent-style-name="Default" style:data-style-name="N153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53">
      <style:table-cell-properties fo:background-color="#ffd8ce"/>
      <style:text-properties style:use-window-font-color="true"/>
    </style:style>
    <style:style style:name="ce110" style:family="table-cell" style:parent-style-name="Default" style:data-style-name="N153">
      <style:table-cell-properties fo:background-color="#ffd8ce"/>
    </style:style>
    <style:style style:name="ce111" style:family="table-cell" style:parent-style-name="Default" style:data-style-name="N153">
      <style:table-cell-properties fo:background-color="#bbe33d"/>
    </style:style>
    <style:style style:name="ce34" style:family="table-cell" style:parent-style-name="Default" style:data-style-name="N153">
      <style:table-cell-properties fo:background-color="#f6f9d4" style:rotation-align="none"/>
    </style:style>
    <style:style style:name="ce9" style:family="table-cell" style:parent-style-name="Default" style:data-style-name="N153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229" style:family="table-cell" style:parent-style-name="Default">
      <style:table-cell-properties fo:background-color="#ffbf00"/>
      <style:text-properties style:use-window-font-color="tru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font-name-complex="Calibri1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text-emphasize="none" style:font-relief="none" style:text-overline-style="none" style:text-overline-color="font-color"/>
    </style:style>
    <style:style style:name="T7" style:family="text">
      <style:text-properties fo:color="#000000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text-emphasize="none" style:font-relief="none" style:text-overline-style="none" style:text-overline-color="font-color" style:font-name="Calibri1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date" office:date-value="2023-05-15" calcext:value-type="date">
            <text:p>15.05.2023</text:p>
          </table:table-cell>
          <table:table-cell table:style-name="ce3" office:value-type="string" calcext:value-type="string">
            <text:p>hmb havale -&gt;5004 <text:s/>aliden 15-5-2023 de nakit 3000 tl aldım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8-55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5004 den 5003 e kredi ödeme iadesi 35209664 - 5004 Nolu Hesaptan, İnternet Virman</text:p>
          </table:table-cell>
          <table:table-cell table:style-name="ce237" office:value-type="string" calcext:value-type="string">
            <text:p>3.359,47 TL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9" office:value-type="date" office:date-value="2023-04-26" calcext:value-type="date">
            <text:p>26.04.2023</text:p>
          </table:table-cell>
          <table:table-cell table:style-name="ce162" office:value-type="string" calcext:value-type="string">
            <text:p>sigorta-havale-kmh hesaplaşma 35209664 - 5004 Nolu Hesaptan, İnternet Virman</text:p>
          </table:table-cell>
          <table:table-cell table:style-name="ce238" office:value-type="string" calcext:value-type="string">
            <text:p>395,50 TL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9" office:value-type="date" office:date-value="2023-04-21" calcext:value-type="date">
            <text:p>21.04.2023</text:p>
          </table:table-cell>
          <table:table-cell table:style-name="ce162" office:value-type="string" calcext:value-type="string">
            <text:p>35209664-1004 hesap 61. taksit ödeme tutarı</text:p>
          </table:table-cell>
          <table:table-cell table:style-name="ce237" office:value-type="string" calcext:value-type="string">
            <text:p>-3.359,47 TL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61. taksit 5003 te ödenmiş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04-26" calcext:value-type="date">
            <text:p>26.04.2023</text:p>
          </table:table-cell>
          <table:table-cell table:style-name="ce154" office:value-type="string" calcext:value-type="string">
            <text:p>hmb havale -&gt;5004 <text:s/>aliden 15-4-2023 de nakit 3400 tl aldım</text:p>
          </table:table-cell>
          <table:table-cell table:style-name="ce112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17.04.2023</text:p>
          </table:table-cell>
          <table:table-cell table:style-name="ce12" office:value-type="string" calcext:value-type="string">
            <text:p>35209664-1004 hesap 61. taksit ödeme tutarı</text:p>
          </table:table-cell>
          <table:table-cell table:style-name="ce184" office:value-type="float" office:value="-113.5" calcext:value-type="float">
            <text:p>-113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7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3319.8" calcext:value-type="float">
            <text:p>-3.319,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03.2023</text:p>
          </table:table-cell>
          <table:table-cell table:style-name="ce13" office:value-type="string" calcext:value-type="string">
            <text:p>Gönd: HACI MURAT BALCI mrtkrd 0064-Türkiye İş Bankası A.Ş. FAST işlem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146.01" calcext:value-type="float">
            <text:p>-146,0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6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3298.16" calcext:value-type="float">
            <text:p>-3.298,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2.2023</text:p>
          </table:table-cell>
          <table:table-cell table:style-name="ce13" office:value-type="string" calcext:value-type="string">
            <text:p>Gönd: ALİ BALCI 668 - 09004874 DAN TR600001002637352096641004 A EFT 0012-HALK BANKAS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168.65" calcext:value-type="float">
            <text:p>-168,6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5-55</text:p>
          </table:table-cell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1.2023</text:p>
          </table:table-cell>
          <table:table-cell table:style-name="ce13" office:value-type="string" calcext:value-type="string">
            <text:p>35209664-1004 hesap 58. taksit ödeme tutarı</text:p>
          </table:table-cell>
          <table:table-cell table:style-name="ce186" office:value-type="float" office:value="-3465.81" calcext:value-type="float">
            <text:p>-3.465,8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6.01.2023</text:p>
          </table:table-cell>
          <table:table-cell table:style-name="ce12" office:value-type="string" calcext:value-type="string">
            <text:p>Gönd: HACI MURAT BALCI mustafabalcıdannakit 0064-Türkiye İş Bankası A.Ş. FAST işlemi</text:p>
          </table:table-cell>
          <table:table-cell table:style-name="ce187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22.12.2022</text:p>
          </table:table-cell>
          <table:table-cell table:style-name="ce15" office:value-type="string" calcext:value-type="string">
            <text:p>HACER BALKA Ziraat Mobil Havale</text:p>
          </table:table-cell>
          <table:table-cell table:style-name="ce188" office:value-type="float" office:value="-175" calcext:value-type="float">
            <text:p>-175</text:p>
          </table:table-cell>
          <table:table-cell table:style-name="ce229" table:formula="of:=[.D40]+[.C32]" office:value-type="float" office:value="395.5" calcext:value-type="float">
            <text:p>395,5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4-55</text:p>
          </table:table-cell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090.54" calcext:value-type="float">
            <text:p>-3.090,5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12.2022</text:p>
          </table:table-cell>
          <table:table-cell table:style-name="ce13" office:value-type="string" calcext:value-type="string">
            <text:p>Para Yatırma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75.27" calcext:value-type="float">
            <text:p>-375,2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65" office:value-type="string" calcext:value-type="string">
            <text:p>pervin <text:s/>alacaklı</text:p>
          </table:table-cell>
          <table:table-cell table:style-name="ce189"/>
          <table:table-cell table:style-name="ce229" table:formula="of:=[.D41]+[.C40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4.04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16.7" calcext:value-type="float">
            <text:p>-16,7</text:p>
          </table:table-cell>
          <table:table-cell table:style-name="Default" table:formula="of:=[.D43]+[.C41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4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16.7" calcext:value-type="float">
            <text:p>16,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24.03.2023</text:p>
          </table:table-cell>
          <table:table-cell table:style-name="ce15" office:value-type="string" calcext:value-type="string">
            <text:p>TÜRKİYE SİGORTA 448404970 NOLU POLİÇE 29/03/2023 VADE YAPILAN TAHSİLAT</text:p>
          </table:table-cell>
          <table:table-cell table:style-name="ce190" office:value-type="float" office:value="-641.69" calcext:value-type="float">
            <text:p>-641,69</text:p>
          </table:table-cell>
          <table:table-cell table:style-name="Default" table:formula="of:=[.D45]-[.C43]" office:value-type="float" office:value="587.2" calcext:value-type="float">
            <text:p>587,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3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5.83" calcext:value-type="float">
            <text:p>5,83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12" office:value-type="string" calcext:value-type="string">
            <text:p>14.03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5.83" calcext:value-type="float">
            <text:p>-5,83</text:p>
          </table:table-cell>
          <table:table-cell table:style-name="Default" table:formula="of:=[.D47]+[.C45]" office:value-type="float" office:value="-54.49" calcext:value-type="float">
            <text:p>-54,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Gönd: ATİLA BALCI ATİLA BALCI tarafından aktarılan 0064-Türkiye İş Bankası A.Ş. FAST işlemi</text:p>
          </table:table-cell>
          <table:table-cell table:style-name="ce187" office:value-type="float" office:value="3200" calcext:value-type="float">
            <text:p>3.2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4.12.2022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48.66" calcext:value-type="float">
            <text:p>-48,66</text:p>
          </table:table-cell>
          <table:table-cell table:style-name="ce180" table:formula="of:=[.C47]" office:value-type="float" office:value="-48.66" calcext:value-type="float">
            <text:p>-48,6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12.2022</text:p>
          </table:table-cell>
          <table:table-cell table:style-name="ce66" office:value-type="string" calcext:value-type="string">
            <text:p>: 35209664 - 5004 nolu Hesaptan Virman</text:p>
          </table:table-cell>
          <table:table-cell table:style-name="ce191" office:value-type="float" office:value="48.66" calcext:value-type="float">
            <text:p>48,6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1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1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53:.C56])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3-5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2-55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165" office:value-type="string" calcext:value-type="string">
            <text:p>11-55</text:p>
          </table:table-cell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1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78:.C81])" office:value-type="float" office:value="-578.52" calcext:value-type="float">
            <text:p>-578,52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10-5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8"/>
        </table:table-row>
        <table:table-row table:style-name="ro4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118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14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15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27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37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138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4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96:.C100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9"/>
        </table:table-row>
        <table:table-row table:style-name="ro4">
          <table:table-cell/>
          <table:table-cell table:style-name="ce72"/>
          <table:table-cell table:style-name="ce95"/>
          <table:table-cell table:style-name="ce4"/>
          <table:table-cell table:number-columns-repeated="1020"/>
        </table:table-row>
        <table:table-row table:style-name="ro4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9"/>
        </table:table-row>
        <table:table-row table:style-name="ro4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9"/>
        </table:table-row>
        <table:table-row table:style-name="ro4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9"/>
        </table:table-row>
        <table:table-row table:style-name="ro4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4">
          <table:table-cell table:style-name="ce92"/>
          <table:table-cell table:style-name="ce64" office:value-type="string" calcext:value-type="string">
            <text:p>9-55</text:p>
          </table:table-cell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7"/>
          <table:table-cell table:style-name="ce64" office:value-type="string" calcext:value-type="string">
            <text:p>8-55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8"/>
        </table:table-row>
        <table:table-row table:style-name="ro3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3">
          <table:table-cell table:style-name="ce57"/>
          <table:table-cell table:style-name="ce197" office:value-type="string" calcext:value-type="string">
            <text:p><text:span text:style-name="T2">7-55</text:span></text:p>
          </table:table-cell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3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6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8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5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3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9"/>
        </table:table-row>
        <table:table-row table:style-name="ro3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5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63"/>
          <table:table-cell table:style-name="ce204"/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3">
          <table:table-cell table:style-name="ce63"/>
          <table:table-cell table:style-name="ce205" office:value-type="string" calcext:value-type="string">
            <text:p><text:span text:style-name="T2">4-55</text:span></text:p>
          </table:table-cell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3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130]+[.C131]" office:value-type="float" office:value="3465.81" calcext:value-type="float">
            <text:p>3465,81</text:p>
          </table:table-cell>
          <table:table-cell table:style-name="ce39"/>
          <table:table-cell table:number-columns-repeated="1018"/>
        </table:table-row>
        <table:table-row table:style-name="ro3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9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ce63"/>
          <table:table-cell table:style-name="ce200"/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1">
          <table:table-cell table:style-name="ce63"/>
          <table:table-cell table:style-name="ce201" office:value-type="string" calcext:value-type="string">
            <text:p><text:span text:style-name="T4">3-55</text:span></text:p>
          </table:table-cell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3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9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9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3">
          <table:table-cell table:style-name="ce57"/>
          <table:table-cell table:style-name="ce197" office:value-type="string" calcext:value-type="string">
            <text:p><text:span text:style-name="T6">2</text:span><text:span text:style-name="T7">-55</text:span></text:p>
          </table:table-cell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3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143]+[.C145]+[.C146]" office:value-type="float" office:value="3467.56" calcext:value-type="float">
            <text:p>3467,56</text:p>
          </table:table-cell>
          <table:table-cell table:number-columns-repeated="1019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9"/>
        </table:table-row>
        <table:table-row table:style-name="ro3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9"/>
        </table:table-row>
        <table:table-row table:style-name="ro3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47"/>
          <table:table-cell table:style-name="ce210"/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147"/>
          <table:table-cell table:style-name="ce211" office:value-type="string" calcext:value-type="string">
            <text:p>1-55</text:p>
          </table:table-cell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8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50]+[.C151]" office:value-type="float" office:value="3033.47" calcext:value-type="float">
            <text:p>3033,47</text:p>
          </table:table-cell>
          <table:table-cell table:number-columns-repeated="1019"/>
        </table:table-row>
        <table:table-row table:style-name="ro3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55]-[.C154]" office:value-type="float" office:value="170640.8" calcext:value-type="float">
            <text:p>170.640,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57]-[.C155]" office:value-type="float" office:value="174093.97" calcext:value-type="float">
            <text:p>174.093,9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58]-[.C157]" office:value-type="float" office:value="177545.57" calcext:value-type="float">
            <text:p>177.545,57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60]-[.C158]" office:value-type="float" office:value="178825.96" calcext:value-type="float">
            <text:p>178.825,96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3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61]-[.C160]" office:value-type="float" office:value="181006.07" calcext:value-type="float">
            <text:p>181.006,0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62]-[.C161]" office:value-type="float" office:value="184460.57" calcext:value-type="float">
            <text:p>184.460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63]-[.C162]" office:value-type="float" office:value="184812.74" calcext:value-type="float">
            <text:p>184.812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4]-[.C163]" office:value-type="float" office:value="187916.77" calcext:value-type="float">
            <text:p>187.916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5]-[.C164]" office:value-type="float" office:value="191373.77" calcext:value-type="float">
            <text:p>191.373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66]-[.C165]" office:value-type="float" office:value="194830.77" calcext:value-type="float">
            <text:p>194.83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67]-[.C166]" office:value-type="float" office:value="194942.89" calcext:value-type="float">
            <text:p>194.942,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68]-[.C167]" office:value-type="float" office:value="197824.15" calcext:value-type="float">
            <text:p>197.824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69]-[.C168]" office:value-type="float" office:value="199304.21" calcext:value-type="float">
            <text:p>199.304,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70]-[.C169]" office:value-type="float" office:value="199413.52" calcext:value-type="float">
            <text:p>199.413,5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71]-[.C170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72]-[.C171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73]-[.C172]" office:value-type="float" office:value="202220.94" calcext:value-type="float">
            <text:p>202.220,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74]-[.C173]" office:value-type="float" office:value="203657.9" calcext:value-type="float">
            <text:p>203.657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75]-[.C174]" office:value-type="float" office:value="204643.48" calcext:value-type="float">
            <text:p>204.643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76]-[.C175]" office:value-type="float" office:value="205080.77" calcext:value-type="float">
            <text:p>205.08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77]-[.C176]" office:value-type="float" office:value="206489.69" calcext:value-type="float">
            <text:p>206.489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78]-[.C177]" office:value-type="float" office:value="207884.8" calcext:value-type="float">
            <text:p>207.884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79]-[.C178]" office:value-type="float" office:value="209266.23" calcext:value-type="float">
            <text:p>209.266,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80]-[.C179]" office:value-type="float" office:value="210634.12" calcext:value-type="float">
            <text:p>210.634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81]-[.C180]" office:value-type="float" office:value="210661.69" calcext:value-type="float">
            <text:p>210.661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82]-[.C181]" office:value-type="float" office:value="211060.41" calcext:value-type="float">
            <text:p>211.060,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83]-[.C182]" office:value-type="float" office:value="211988.6" calcext:value-type="float">
            <text:p>211.98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84]-[.C183]" office:value-type="float" office:value="212956.14" calcext:value-type="float">
            <text:p>212.956,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85]-[.C184]" office:value-type="float" office:value="213329.8" calcext:value-type="float">
            <text:p>213.329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86]-[.C185]" office:value-type="float" office:value="214657.86" calcext:value-type="float">
            <text:p>214.657,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187]-[.C186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88]-[.C187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89]-[.C188]" office:value-type="float" office:value="217275.05" calcext:value-type="float">
            <text:p>217.275,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90]-[.C189]" office:value-type="float" office:value="218564.43" calcext:value-type="float">
            <text:p>218.564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91]-[.C190]" office:value-type="float" office:value="219841.17" calcext:value-type="float">
            <text:p>219.841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92]-[.C191]" office:value-type="float" office:value="221011.85" calcext:value-type="float">
            <text:p>221.011,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93]-[.C192]" office:value-type="float" office:value="222169.56" calcext:value-type="float">
            <text:p>222.169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94]-[.C193]" office:value-type="float" office:value="223314.45" calcext:value-type="float">
            <text:p>223.314,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95]-[.C194]" office:value-type="float" office:value="224446.66" calcext:value-type="float">
            <text:p>224.446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96]-[.C195]" office:value-type="float" office:value="225566.33" calcext:value-type="float">
            <text:p>225.566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97]-[.C196]" office:value-type="float" office:value="226673.6" calcext:value-type="float">
            <text:p>226.673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98]-[.C197]" office:value-type="float" office:value="227768.6" calcext:value-type="float">
            <text:p>227.76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99]-[.C198]" office:value-type="float" office:value="228851.47" calcext:value-type="float">
            <text:p>228.851,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200]-[.C199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201]-[.C200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202]-[.C201]" office:value-type="float" office:value="230981.37" calcext:value-type="float">
            <text:p>230.981,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203]-[.C202]" office:value-type="float" office:value="232028.66" calcext:value-type="float">
            <text:p>232.028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204]-[.C203]" office:value-type="float" office:value="233064.35" calcext:value-type="float">
            <text:p>233.064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205]-[.C204]" office:value-type="float" office:value="234088.57" calcext:value-type="float">
            <text:p>234.088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206]-[.C205]" office:value-type="float" office:value="235101.44" calcext:value-type="float">
            <text:p>235.101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207]-[.C206]" office:value-type="float" office:value="236103.1" calcext:value-type="float">
            <text:p>236.103,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208]-[.C207]" office:value-type="float" office:value="236103.12" calcext:value-type="float">
            <text:p>236.103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209]-[.C208]" office:value-type="float" office:value="237093.66" calcext:value-type="float">
            <text:p>237.093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210]-[.C209]" office:value-type="float" office:value="238073.25" calcext:value-type="float">
            <text:p>238.073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211]-[.C210]" office:value-type="float" office:value="239041.99" calcext:value-type="float">
            <text:p>239.041,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212]-[.C211]" office:value-type="float" office:value="240000" calcext:value-type="float">
            <text:p>240.000,00</text:p>
          </table:table-cell>
          <table:table-cell table:number-columns-repeated="1020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23P0" style:volatile="true">
      <number:text>₺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2P2" style:volatile="true">
      <number:text> </number:text>
      <number:fill-character> </number:fill-character>
      <number:text>-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81P0" style:volatile="true"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text>₺</number:text>
      <number:number number:decimal-places="2" number:min-decimal-places="2" number:min-integer-digits="1" number:grouping="true"/>
    </number:number-style>
    <number:number-style style:name="N121">
      <number:text>-₺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19">
      <number:minutes number:style="long"/>
      <number:text>:</number:text>
      <number:seconds number:style="long"/>
    </number:time-style>
    <number:number-style style:name="N148P0" style:volatile="true">
      <number:number number:decimal-places="2" number:min-decimal-places="2" number:min-integer-digits="1" number:grouping="true"/>
      <number:text> TL</number:text>
    </number:number-style>
    <number:number-style style:name="N148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8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60P0" style:volatile="true">
      <number:number number:decimal-places="0" number:min-decimal-places="0" number:min-integer-digits="1" number:grouping="true"/>
      <number:text> TL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0P0"/>
    </number:number-style>
    <number:number-style style:name="N118P0" style:volatile="true">
      <number:text>On</number:text>
    </number:number-style>
    <number:number-style style:name="N118P1" style:volatile="true">
      <number:text>On</number:text>
    </number:number-style>
    <number:number-style style:name="N118">
      <number:text>Off</number:text>
      <style:map style:condition="value()&gt;0" style:apply-style-name="N118P0"/>
      <style:map style:condition="value()&lt;0" style:apply-style-name="N118P1"/>
    </number:number-style>
    <number:date-style style:name="N17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number-style style:name="N128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7P0" style:volatile="true">
      <number:number number:decimal-places="0" number:min-decimal-places="0" number:min-integer-digits="1" number:grouping="true"/>
      <number:text> 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7P0"/>
    </number:number-style>
    <number:number-style style:name="N174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₺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15P0" style:volatile="true">
      <number:text>₺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2P0"/>
    </number:number-style>
    <number:number-style style:name="N112P0" style:volatile="true">
      <number:text>True</number:text>
    </number:number-style>
    <number:number-style style:name="N112P1" style:volatile="true">
      <number:text>True</number:text>
    </number:number-style>
    <number:number-style style:name="N112">
      <number:text>False</number:text>
      <style:map style:condition="value()&gt;0" style:apply-style-name="N112P0"/>
      <style:map style:condition="value()&lt;0" style:apply-style-name="N112P1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 number:style="long"/>
      <number:text>.</number:text>
      <number:month number:textual="true"/>
      <number:text>.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6P2" style:volatile="true">
      <number:text> </number:text>
      <number:fill-character> </number:fill-character>
      <number:text>- TL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5P0" style:volatile="true">
      <number:number number:decimal-places="2" number:min-decimal-places="2" number:min-integer-digits="1" number:grouping="true"/>
      <number:text> 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 number:grouping="true"/>
      <number:text> TL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8P0"/>
    </number:number-style>
    <number:number-style style:name="N161P0" style:volatile="true">
      <number:number number:decimal-places="0" number:min-decimal-places="0" number:min-integer-digits="1" number:grouping="true"/>
      <number:text> TL</number:text>
    </number:number-style>
    <number:number-style style:name="N16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1P0"/>
    </number:number-style>
    <number:number-style style:name="N162P0" style:volatile="true">
      <number:text>₺</number:text>
      <number:number number:decimal-places="0" number:min-decimal-places="0" number:min-integer-digits="1" number:grouping="true"/>
    </number:number-style>
    <number:number-style style:name="N162">
      <number:text>-₺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3-05-15T12:39:31.198179626</dc:date>
    <meta:editing-cycles>28</meta:editing-cycles>
    <meta:editing-duration>PT16H10M31S</meta:editing-duration>
    <meta:generator>LibreOffice/7.3.7.2$Linux_X86_64 LibreOffice_project/30$Build-2</meta:generator>
    <meta:document-statistic meta:table-count="2" meta:cell-count="5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